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ed33a" officeooo:paragraph-rsid="001ed33a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ed33a" officeooo:paragraph-rsid="001ed33a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DN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12-14T18:15:25.319932138</meta:creation-date>
    <dc:date>2017-12-14T19:23:12.481510105</dc:date>
    <dc:creator>softsolutions4u </dc:creator>
    <meta:editing-duration>PT52M37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3.7.2$Linux_x86 LibreOffice_project/430$Build-2</meta:generator>
  </office:meta>
</office:document-meta>
</file>